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9cm" svg:stroke-color="#000000" draw:marker-start-width="0.438cm" draw:marker-end-width="0.438cm" draw:fill-color="#666666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2.347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254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 style:writing-mode="lr-tb"/>
      <style:text-properties style:text-line-through-style="none" style:text-line-through-type="none" style:font-name="Consolas1" fo:font-size="17.8999996185303pt" fo:font-style="normal" style:text-underline-style="none" fo:font-weight="bold"/>
    </style:style>
    <style:style style:name="P2" style:family="paragraph">
      <loext:graphic-properties draw:fill-color="#666666"/>
      <style:paragraph-properties fo:text-align="center" style:writing-mode="lr-tb"/>
      <style:text-properties style:text-line-through-style="none" style:text-line-through-type="none" style:font-name="Consolas1" fo:font-size="17.8999996185303pt" fo:font-style="normal" style:text-underline-style="none" fo:font-weight="bold"/>
    </style:style>
    <style:style style:name="P3" style:family="paragraph">
      <loext:graphic-properties draw:fill-color="#808080"/>
      <style:paragraph-properties fo:text-align="center" style:writing-mode="lr-tb"/>
      <style:text-properties style:text-line-through-style="none" style:text-line-through-type="none" style:font-name="Consolas1" fo:font-size="17.8999996185303pt" fo:font-style="normal" style:text-underline-style="none" fo:font-weight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1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1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999999"/>
      <style:paragraph-properties fo:text-align="center" style:writing-mode="lr-tb"/>
      <style:text-properties style:text-line-through-style="none" style:text-line-through-type="none" style:font-name="Consolas1" fo:font-size="17.8999996185303pt" fo:font-style="normal" style:text-underline-style="none" fo:font-weight="bold"/>
    </style:style>
    <style:style style:name="T1" style:family="text">
      <style:text-properties style:text-line-through-style="none" style:text-line-through-type="none" style:font-name="Consolas1" fo:font-size="17.8999996185303pt" fo:font-style="normal" style:text-underline-style="none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75cm" svg:height="1cm" svg:x="-0.016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1.914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2.866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3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5.77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6.676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7.68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92cm" svg:height="1cm" svg:x="1.805cm" svg:y="9.842cm">
          <text:p text:style-name="P4"><text:span text:style-name="T2">Diffi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7.68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592cm" svg:height="1cm" svg:x="1.805cm" svg:y="11.112cm">
          <text:p text:style-name="P4"><text:span text:style-name="T2">P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1.1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2.382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12cm" svg:height="1cm" svg:x="3.222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5.922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8.52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9.751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7.192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20.955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155cm" svg:y="16.82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8.145cm">
          <text:p text:style-name="P1"><text:span text:style-name="T1">A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155cm" svg:y="16.82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6.82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9.415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9T11:29:06.514061000</meta:creation-date>
    <dc:date>2022-11-26T23:32:15.550573315</dc:date>
    <meta:editing-duration>PT32M42S</meta:editing-duration>
    <meta:editing-cycles>5</meta:editing-cycles>
    <meta:generator>LibreOffice/7.3.7.2$Linux_X86_64 LibreOffice_project/30$Build-2</meta:generator>
    <meta:document-statistic meta:object-count="130"/>
  </office:meta>
</office:document-meta>
</file>